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hyphenate="true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7cm" svg:height="13.5cm" svg:x="0cm" svg:y="0cm">
            <draw:object draw:notify-on-update-of-ranges="Sheet1.A1:Sheet1.A1 Sheet1.A2:Sheet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row table:style-name="ro1"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 table:number-rows-repeated="1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8:44:50.676643157</meta:creation-date>
    <dc:date>2024-11-14T10:37:58.932621578</dc:date>
    <meta:editing-duration>PT7H8M20S</meta:editing-duration>
    <meta:editing-cycles>65</meta:editing-cycles>
    <meta:generator>LibreOffice/24.8.2.1$Linux_X86_64 LibreOffice_project/480$Build-1</meta:generator>
    <dc:creator>Samuel Mehrbrodt</dc:creator>
    <meta:document-statistic meta:table-count="1" meta:cell-count="2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6ee7b7" draw:fill-color="#6ee7b7" dr3d:edge-rounding="5%"/>
      <style:text-properties fo:font-size="16pt" fo:text-shadow="1pt 1pt" fo:font-weight="bold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01cm" svg:height="13.501cm" xlink:href=".." xlink:type="simple" chart:class="chart:line" chart:style-name="ch1">
        <chart:title svg:x="0cm" svg:y="0cm" chart:style-name="ch2">
          <text:p>Titel</text:p>
        </chart:title>
        <chart:legend chart:legend-position="end" svg:x="29.899cm" svg:y="6.451cm" style:legend-expansion="high" chart:style-name="ch3"/>
        <chart:plot-area chart:style-name="ch4" table:cell-range-address="Sheet1.A1:Sheet1.A21" chart:data-source-has-labels="row" svg:x="0.634cm" svg:y="0.27cm" svg:width="28.631cm" svg:height="12.961cm">
          <chart:coordinate-region svg:x="1.268cm" svg:y="0.469cm" svg:width="27.805cm" svg:height="12.115cm"/>
          <chart:axis chart:dimension="x" chart:name="primary-x" chart:style-name="ch5"/>
          <chart:axis chart:dimension="y" chart:name="primary-y" chart:style-name="ch5"/>
          <chart:series chart:style-name="ch6" chart:values-cell-range-address="Sheet1.A2:Sheet1.A21" chart:label-cell-address="Sheet1.A1:Sheet1.A1" chart:class="chart:line">
            <chart:data-point chart:repeated="16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